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monospace" svg:font-family="monospace"/>
    <style:font-face style:name="sans-serif" svg:font-family="sans-serif"/>
    <style:font-face style:name="serif" svg:font-family="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style:font-name="sans-serif" fo:font-size="13.5pt"/>
    </style:style>
    <style:style style:name="P2" style:family="paragraph" style:parent-style-name="Standard">
      <style:paragraph-properties style:writing-mode="lr-tb"/>
      <style:text-properties style:font-name="sans-serif" fo:font-size="12pt"/>
    </style:style>
    <style:style style:name="P3" style:family="paragraph" style:parent-style-name="Standard">
      <style:paragraph-properties style:writing-mode="lr-tb"/>
      <style:text-properties style:font-name="serif" fo:font-size="12pt"/>
    </style:style>
    <style:style style:name="P4" style:family="paragraph" style:parent-style-name="Standard">
      <style:paragraph-properties style:writing-mode="lr-tb"/>
      <style:text-properties style:font-name="monospace" fo:font-size="9.75pt"/>
    </style:style>
    <style:style style:name="P5" style:family="paragraph" style:parent-style-name="Standard">
      <style:paragraph-properties style:writing-mode="lr-tb"/>
      <style:text-properties style:font-name="monospace" fo:font-size="12pt"/>
    </style:style>
    <style:style style:name="P6" style:family="paragraph" style:parent-style-name="Standard">
      <style:paragraph-properties style:writing-mode="lr-tb"/>
      <style:text-properties style:font-name="sans-serif" fo:font-size="15.75pt"/>
    </style:style>
    <style:style style:name="P7" style:family="paragraph" style:parent-style-name="Standard">
      <style:paragraph-properties fo:break-before="pag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uterContainer">
        <text:section text:style-name="Sect1" text:name="mainContainer">
          <text:section text:style-name="Sect1" text:name="viewerContainer">
            <text:section text:style-name="Sect1" text:name="viewer">
              <text:section text:style-name="Sect1" text:name="pageContainer1">
                <text:p text:style-name="P6">Installation documulus</text:p>
                <text:p text:style-name="P6"/>
                <text:p text:style-name="P1">1 Sous Domaine:</text:p>
                <text:p text:style-name="P3"><text:a xlink:type="simple" xlink:href="https://217.160.236.13:8443/server/db_server_databases.php?db_server_id=1">https://217.160.236.13:8443/server/db_server_databases.php?db_server_id=1</text:a></text:p>
                <text:p text:style-name="P3"/>
                <text:p text:style-name="P3">user : admin</text:p>
                <text:p text:style-name="P3">pass : </text:p>
                <text:p text:style-name="P3"/>
                <text:p text:style-name="P1">2 Création utilisateur et Base de données </text:p>
                <text:p text:style-name="P3">https://ns393079.ovh.net/phpMyAdmin/</text:p>
                <text:p text:style-name="P3">user : root</text:p>
                <text:p text:style-name="P3">pass : </text:p>
                <text:p text:style-name="P4"><text:span text:style-name="Source_20_Text">CREATE USER 'dcm_jlc'@'%' IDENTIFIED BY '***';<text:line-break/><text:line-break/>GRANT USAGE ON * . * TO 'dcm_jlc'@'%' IDENTIFIED BY '***' WITH MAX_QUERIES_PER_HOUR 0 MAX_CONNECTIONS_PER_HOUR 0 MAX_UPDATES_PER_HOUR 0 MAX_USER_CONNECTIONS 0 ;<text:line-break/><text:line-break/></text:span><text:a xlink:type="simple" xlink:href="https://217.160.236.13:8443/domains/databases/phpMyAdmin/url.php?url=http%3A%2F%2Fdev.mysql.com%2Fdoc%2Frefman%2F5.1%2Fen%2Fcreate-database.html&amp;token=02ce6b8b3fd94b79f4b10dd91449ae23" office:target-frame-name="mysql_doc" xlink:show="replace"><text:span text:style-name="Source_20_Text">CREATE DATABASE</text:span></text:a><text:span text:style-name="Source_20_Text"> </text:span><text:a xlink:type="simple" xlink:href="https://217.160.236.13:8443/domains/databases/phpMyAdmin/url.php?url=http%3A%2F%2Fdev.mysql.com%2Fdoc%2Frefman%2F5.1%2Fen%2Fcontrol-flow-functions.html%23function_if&amp;token=02ce6b8b3fd94b79f4b10dd91449ae23" office:target-frame-name="mysql_doc" xlink:show="replace"><text:span text:style-name="Source_20_Text">IF</text:span></text:a><text:span text:style-name="Source_20_Text"> </text:span><text:a xlink:type="simple" xlink:href="https://217.160.236.13:8443/domains/databases/phpMyAdmin/url.php?url=http%3A%2F%2Fdev.mysql.com%2Fdoc%2Frefman%2F5.1%2Fen%2Flogical-operators.html%23operator_not&amp;token=02ce6b8b3fd94b79f4b10dd91449ae23" office:target-frame-name="mysql_doc" xlink:show="replace"><text:span text:style-name="Source_20_Text">NOT</text:span></text:a><text:span text:style-name="Source_20_Text"> EXISTS `dcm_jlc` ;<text:line-break/><text:line-break/>GRANT ALL PRIVILEGES ON `dcm\_jlc` . * TO 'dcm_jlc'@'%';</text:span> </text:p>
                <text:p text:style-name="P4"/>
                <text:p text:style-name="P1">3 passage des scripts de création de tables</text:p>
                <text:p text:style-name="P5"><text:a xlink:type="simple" xlink:href="http://www.bao-ged.fr/bao/?tb=ged&amp;id=307">http://www.bao-ged.fr/bao/?tb=ged&amp;id=307</text:a></text:p>
                <text:p text:style-name="P5"/>
                <text:p text:style-name="P1">4 copie des script </text:p>
                <text:p text:style-name="P2">Dossier php/, css/, js/, img/, image/ dans www/</text:p>
                <text:p text:style-name="P2">index.php dans www/</text:p>
                <text:p text:style-name="P2">creation ged/ et ged/.trash</text:p>
                <text:p text:style-name="P1">5 parametrage config.inc.php</text:p>
                <text:p text:style-name="P1">6 test </text:p>
                <text:p text:style-name="P1">http://test.bao-ged.fr/</text:p>
                <text:p text:style-name="P1">7 personnalisation</text:p>
                <text:p text:style-name="P2">php/param.json (utf-8)</text:p>
                <text:p text:style-name="P2">php/libelles.json (utf-8)</text:p>
                <text:p text:style-name="P2">css/custom-class.css</text:p>
              </text:section>
            </text:section>
          </text:section>
        </text:section>
      </text:section>
      <text:p text:style-name="Standard"/>
      <text:p text:style-name="P7">Nouvelle Interface 1&amp;1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monospace" svg:font-family="monospace"/>
    <style:font-face style:name="sans-serif" svg:font-family="sans-serif"/>
    <style:font-face style:name="serif" svg:font-family="serif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 laville</meta:initial-creator>
    <meta:creation-date>2013-11-14T11:44:08.10</meta:creation-date>
    <dc:date>2014-11-14T19:57:48.25</dc:date>
    <dc:creator>marc laville</dc:creator>
    <meta:editing-duration>PT02H46M07S</meta:editing-duration>
    <meta:editing-cycles>2</meta:editing-cycles>
    <meta:generator>OpenOffice.org/3.1$Win32 OpenOffice.org_project/310m11$Build-9399</meta:generator>
    <meta:document-statistic meta:table-count="0" meta:image-count="0" meta:object-count="0" meta:page-count="2" meta:paragraph-count="24" meta:word-count="111" meta:character-count="895"/>
  </office:meta>
</office:document-meta>
</file>